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4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 each=&quot;taxform in get_lines()&quot;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table:number-columns-repeated="15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8T23:32:47</dc:date>
    <dc:creator>Andhitia Rama</dc:creator>
    <meta:editing-duration>PT1H2M49S</meta:editing-duration>
    <meta:editing-cycles>10</meta:editing-cycles>
    <meta:generator>LibreOffice/3.6$Linux_x86 LibreOffice_project/360m1$Build-2</meta:generator>
    <meta:document-statistic meta:table-count="1" meta:cell-count="51" meta:object-count="0"/>
  </office:meta>
</office:document-meta>
</file>